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2033b" officeooo:paragraph-rsid="0002033b"/>
    </style:style>
    <style:style style:name="P2" style:family="paragraph" style:parent-style-name="Text_20_body">
      <style:text-properties officeooo:paragraph-rsid="0002033b"/>
    </style:style>
    <style:style style:name="P3" style:family="paragraph" style:parent-style-name="Text_20_body">
      <style:text-properties fo:font-weight="bold" officeooo:paragraph-rsid="0002033b" style:font-weight-asian="bold" style:font-weight-complex="bold"/>
    </style:style>
    <style:style style:name="P4" style:family="paragraph" style:parent-style-name="Text_20_body">
      <style:text-properties fo:font-weight="normal" officeooo:paragraph-rsid="0002033b" style:font-weight-asian="normal" style:font-weight-complex="normal"/>
    </style:style>
    <style:style style:name="P5" style:family="paragraph" style:parent-style-name="Text_20_body">
      <style:text-properties fo:font-weight="normal" officeooo:rsid="0005df6f" officeooo:paragraph-rsid="0005df6f" style:font-weight-asian="normal" style:font-weight-complex="normal"/>
    </style:style>
    <style:style style:name="P6" style:family="paragraph" style:parent-style-name="Text_20_body">
      <style:text-properties fo:font-weight="normal" officeooo:rsid="0007cb1a" officeooo:paragraph-rsid="0007cb1a" style:font-weight-asian="normal" style:font-weight-complex="normal"/>
    </style:style>
    <style:style style:name="P7" style:family="paragraph" style:parent-style-name="Text_20_body">
      <style:text-properties fo:font-weight="normal" officeooo:rsid="000867a4" officeooo:paragraph-rsid="000867a4" style:font-weight-asian="normal" style:font-weight-complex="normal"/>
    </style:style>
    <style:style style:name="P8" style:family="paragraph" style:parent-style-name="Text_20_body">
      <style:text-properties fo:color="#5983b0" loext:opacity="100%" fo:font-weight="normal" officeooo:paragraph-rsid="0002033b" style:font-weight-asian="normal" style:font-weight-complex="normal"/>
    </style:style>
    <style:style style:name="P9" style:family="paragraph" style:parent-style-name="Text_20_body">
      <style:text-properties fo:color="#3465a4" loext:opacity="100%" fo:font-weight="normal" officeooo:paragraph-rsid="0002033b" style:font-weight-asian="normal" style:font-weight-complex="normal"/>
    </style:style>
    <style:style style:name="P10" style:family="paragraph" style:parent-style-name="Text_20_body">
      <style:text-properties fo:color="#ff0000" loext:opacity="100%" fo:font-weight="normal" officeooo:paragraph-rsid="0002033b" style:font-weight-asian="normal" style:font-weight-complex="normal"/>
    </style:style>
    <style:style style:name="P11" style:family="paragraph">
      <loext:graphic-properties draw:fill="solid" draw:fill-color="#3465a4" draw:opacity="47%"/>
      <style:text-properties style:font-name="Liberation Sans" fo:font-size="1pt"/>
    </style:style>
    <style:style style:name="T1" style:family="text">
      <style:text-properties fo:font-style="italic" style:font-style-asian="italic" style:font-style-complex="italic"/>
    </style:style>
    <style:style style:name="T2" style:family="text">
      <style:text-properties officeooo:rsid="00105405"/>
    </style:style>
    <style:style style:name="T3" style:family="text">
      <style:text-properties officeooo:rsid="0007cb1a"/>
    </style:style>
    <style:style style:name="T4" style:family="text">
      <style:text-properties officeooo:rsid="000867a4"/>
    </style:style>
    <style:style style:name="gr1" style:family="graphic">
      <style:graphic-properties draw:stroke="none" draw:fill="solid" draw:fill-color="#3465a4" draw:opacity="47%" draw:auto-grow-height="false" draw:auto-grow-width="false" fo:min-height="3.81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3465a4" draw:opacity="47%" draw:auto-grow-height="false" draw:auto-grow-width="false" fo:min-height="4.038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3465a4" draw:opacity="47%" draw:auto-grow-height="false" draw:auto-grow-width="false" fo:min-height="2.558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ab 4: Network Analysis using TCPDUMP</text:h>
      <text:p text:style-name="P2"/>
      <text:p text:style-name="P3">1. While tcpdump host <text:span text:style-name="T1">your_host</text:span> is running in one command window, run ping 127.0.0.1 from another command window. From the ping output, is the 127.0.0.1 interface on? Can you see any ICMP message sent from your host in the tcpdump output? Why?</text:p>
      <text:p text:style-name="P8">student@selab-02:~$ sudo tcpdump host selab-02</text:p>
      <text:p text:style-name="P4">tcpdump: verbose output suppressed, use -v[v]... for full protocol decode</text:p>
      <text:p text:style-name="P4">listening on enp2s0, link-type EN10MB (Ethernet), snapshot length 262144 bytes</text:p>
      <text:p text:style-name="P4">09:50:36.286227 IP mpl-dc-adc01.manipal.edu.domain &gt; selab-02.49031: 19183 NXDomain 0/1/1 (122)</text:p>
      <text:p text:style-name="P4">09:50:36.286500 IP selab-02.49031 &gt; mpl-dc-adc01.manipal.edu.domain: 19183+ A? selab-02.mahe.manipal.net. (43)</text:p>
      <text:p text:style-name="P4">09:50:36.286839 IP mpl-dc-adc01.manipal.edu.domain &gt; selab-02.49031: 19183 NXDomain 0/1/0 (111)</text:p>
      <text:p text:style-name="P4">09:50:36.289349 IP mpl-dc-adc01.manipal.edu.domain &gt; selab-02.59961: 26120 NXDomain 0/1/1 (122)</text:p>
      <text:p text:style-name="P4">09:50:36.289622 IP selab-02.59961 &gt; mpl-dc-adc01.manipal.edu.domain: 26120+ AAAA? selab-02.mahe.manipal.net. (43)</text:p>
      <text:p text:style-name="P4">09:50:36.290091 IP mpl-dc-adc01.manipal.edu.domain &gt; selab-02.59961: 26120 NXDomain 0/1/0 (111)</text:p>
      <text:p text:style-name="P4">09:50:36.295683 IP selab-02.46921 &gt; mpl-dc-adc01.manipal.edu.domain: 49524+ [1au] PTR? 32.48.16.172.in-addr.arpa. (54)</text:p>
      <text:p text:style-name="P4">09:50:36.323303 IP mpl-dc-adc01.manipal.edu.domain &gt; selab-02.46921: 49524 NXDomain 0/1/1 (113)</text:p>
      <text:p text:style-name="P4">09:50:36.323545 IP selab-02.46921 &gt; mpl-dc-adc01.manipal.edu.domain: 49524+ PTR? 32.48.16.172.in-addr.arpa. (43)</text:p>
      <text:p text:style-name="P4">09:50:36.323957 IP mpl-dc-adc01.manipal.edu.domain &gt; selab-02.46921: 49524 NXDomain 0/1/0 (102)</text:p>
      <text:p text:style-name="P4">09:50:36.325085 IP selab-02.54191 &gt; mpl-dc-adc01.manipal.edu.domain: 55681+ [1au] PTR? 203.19.16.172.in-addr.arpa. (55)</text:p>
      <text:p text:style-name="P4">09:50:36.325502 IP mpl-dc-adc01.manipal.edu.domain &gt; selab-02.54191: 55681* 1/0/1 PTR mpl-dc-adc01.manipal.edu. (93)</text:p>
      <text:p text:style-name="P4">^C</text:p>
      <text:p text:style-name="P4">12 packets captured</text:p>
      <text:p text:style-name="P4">14 packets received by filter</text:p>
      <text:p text:style-name="P4"><text:soft-page-break/>0 packets dropped by kernel</text:p>
      <text:p text:style-name="P4"/>
      <text:p text:style-name="P8">student@selab-02:~$ ping 127.0.0.1</text:p>
      <text:p text:style-name="P4">PING 127.0.0.1 (127.0.0.1) 56(84) bytes of data.</text:p>
      <text:p text:style-name="P4">64 bytes from 127.0.0.1: icmp_seq=1 ttl=64 time=0.078 ms</text:p>
      <text:p text:style-name="P4">64 bytes from 127.0.0.1: icmp_seq=2 ttl=64 time=0.063 ms</text:p>
      <text:p text:style-name="P4">64 bytes from 127.0.0.1: icmp_seq=3 ttl=64 time=0.064 ms</text:p>
      <text:p text:style-name="P4">64 bytes from 127.0.0.1: icmp_seq=4 ttl=64 time=0.063 ms</text:p>
      <text:p text:style-name="P4">64 bytes from 127.0.0.1: icmp_seq=5 ttl=64 time=0.062 ms</text:p>
      <text:p text:style-name="P4">64 bytes from 127.0.0.1: icmp_seq=6 ttl=64 time=0.061 ms</text:p>
      <text:p text:style-name="P4">64 bytes from 127.0.0.1: icmp_seq=7 ttl=64 time=0.062 ms</text:p>
      <text:p text:style-name="P4">^C</text:p>
      <text:p text:style-name="P4">--- 127.0.0.1 ping statistics ---</text:p>
      <text:p text:style-name="P4">7 packets transmitted, 7 received, 0% packet loss, time 6129ms</text:p>
      <text:p text:style-name="P4">rtt min/avg/max/mdev = 0.061/0.064/0.078/0.005 ms</text:p>
      <text:p text:style-name="P4"/>
      <text:p text:style-name="P2">In the <text:span text:style-name="Source_20_Text">tcpdump</text:span> output, we can see DNS-related traffic between different hosts. There's no ICMP traffic related to the local loopback address (127.0.0.1) visible in this output.</text:p>
      <text:p text:style-name="P2">This lack of ICMP traffic related to the local loopback address in the <text:span text:style-name="Source_20_Text">tcpdump</text:span> output is <text:span text:style-name="T2">normal</text:span>. <text:span text:style-name="T2">When we ping 127.0.0.1 </text:span>the packets do not actually traverse the physical network interface; they are routed internally within the operating system's networking stack.</text:p>
      <text:p text:style-name="P4"><text:span text:style-name="T2">T</text:span>he <text:span text:style-name="Source_20_Text">ping</text:span> command to the loopback address doesn't generate network traffic in the same way that it would to an external host. Instead, it communicates directly within the operating system, bypassing the physical network interface. </text:p>
      <text:p text:style-name="P3"/>
      <text:p text:style-name="P3">2. While tcpdump host your_host is running to capture traffic from your machine, execute telnet 128.238.66.200. Note there is no host with this IP address in the current configuration of the lab network. Save the tcpdump output of the first few packets for the lab report. After getting the necessary output, terminate the telnet session. From the saved tcpdump output, describe how the ARP timeout and retransmission were performed. How many attempts were made to resolve a non-existing IP address?</text:p>
      <text:p text:style-name="P3"/>
      <text:p text:style-name="P9">student@selab-02:~/210905191_cn/CN/Lab4$ sudo tcpdump host 172.16.48.32</text:p>
      <text:p text:style-name="P4">tcpdump: verbose output suppressed, use -v[v]... for full protocol decode</text:p>
      <text:p text:style-name="P4"><text:soft-page-break/>listening on enp2s0, link-type EN10MB (Ethernet), snapshot length 262144 bytes</text:p>
      <text:p text:style-name="P4">10:30:48.526043 IP selab-02.60384 &gt; vm-host-1.isis.poly.edu.telnet: Flags [S], seq 3463174211, win 64240, options [mss 1460,sackOK,TS val 2109912374 ecr 0,nop,wscale 7], length 0</text:p>
      <text:p text:style-name="P4">10:30:48.571919 IP selab-02.34993 &gt; mpl-dc-adc01.manipal.edu.domain: 35700+ [1au] PTR? 32.48.16.172.in-addr.arpa. (54)</text:p>
      <text:p text:style-name="P4">10:30:48.600097 IP mpl-dc-adc01.manipal.edu.domain &gt; selab-02.34993: 35700 NXDomain 0/1/1 (113)</text:p>
      <text:p text:style-name="P4">10:30:48.600358 IP selab-02.34993 &gt; mpl-dc-adc01.manipal.edu.domain: 35700+ PTR? 32.48.16.172.in-addr.arpa. (43)</text:p>
      <text:p text:style-name="P4">10:30:48.600805 IP mpl-dc-adc01.manipal.edu.domain &gt; selab-02.34993: 35700 NXDomain 0/1/0 (102)</text:p>
      <text:p text:style-name="P4">10:30:50.542021 IP selab-02.60384 &gt; vm-host-1.isis.poly.edu.telnet: Flags [S], seq 3463174211, win 64240, options [mss 1460,sackOK,TS val 2109914390 ecr 0,nop,wscale 7], length 0</text:p>
      <text:p text:style-name="P4">10:30:54.313588 IP 172.16.248.12.62315 &gt; selab-02.7680: Flags [S], seq 763453522, win 64240, options [mss 1460,nop,wscale 8,nop,nop,sackOK], length 0</text:p>
      <text:p text:style-name="P4">10:30:54.313648 IP selab-02.7680 &gt; 172.16.248.12.62315: Flags [R.], seq 0, ack 763453523, win 0, length 0</text:p>
      <text:p text:style-name="P4">10:30:54.406733 IP selab-02.50765 &gt; mpl-dc-adc01.manipal.edu.domain: 35566+ [1au] PTR? 12.248.16.172.in-addr.arpa. (55)</text:p>
      <text:p text:style-name="P4">10:30:54.407175 IP mpl-dc-adc01.manipal.edu.domain &gt; selab-02.50765: 35566 NXDomain 0/1/1 (132)</text:p>
      <text:p text:style-name="P4">10:30:54.407396 IP selab-02.50765 &gt; mpl-dc-adc01.manipal.edu.domain: 35566+ PTR? 12.248.16.172.in-addr.arpa. (44)</text:p>
      <text:p text:style-name="P4">10:30:54.407716 IP mpl-dc-adc01.manipal.edu.domain &gt; selab-02.50765: 35566 NXDomain 0/1/0 (121)</text:p>
      <text:p text:style-name="P4">10:30:54.734037 IP selab-02.60384 &gt; vm-host-1.isis.poly.edu.telnet: Flags [S], seq 3463174211, win 64240, options [mss 1460,sackOK,TS val 2109918582 ecr 0,nop,wscale 7], length 0</text:p>
      <text:p text:style-name="P4">10:30:54.816840 IP 172.16.248.12.62315 &gt; selab-02.7680: Flags [S], seq 763453522, win 64240, options [mss 1460,nop,wscale 8,nop,nop,sackOK], length 0</text:p>
      <text:p text:style-name="P4">10:30:54.816901 IP selab-02.7680 &gt; 172.16.248.12.62315: Flags [R.], seq 0, ack 1, win 0, length 0</text:p>
      <text:p text:style-name="P4">10:30:55.318977 IP 172.16.248.12.62315 &gt; selab-02.7680: Flags [S], seq 763453522, win 64240, options [mss 1460,nop,wscale 8,nop,nop,sackOK], length 0</text:p>
      <text:p text:style-name="P4">10:30:55.319038 IP selab-02.7680 &gt; 172.16.248.12.62315: Flags [R.], seq 0, ack 1, win 0, length 0</text:p>
      <text:p text:style-name="P4">10:30:55.822248 IP 172.16.248.12.62315 &gt; selab-02.7680: Flags [S], seq 763453522, win 64240, options [mss 1460,nop,wscale 8,nop,nop,sackOK], length 0</text:p>
      <text:p text:style-name="P4">10:30:55.822309 IP selab-02.7680 &gt; 172.16.248.12.62315: Flags [R.], seq 0, ack 1, win 0, length 0</text:p>
      <text:p text:style-name="P4"><text:soft-page-break/>10:30:56.330680 IP 172.16.248.12.62315 &gt; selab-02.7680: Flags [S], seq 763453522, win 64240, options [mss 1460,nop,wscale 8,nop,nop,sackOK], length 0</text:p>
      <text:p text:style-name="P4">10:30:56.330743 IP selab-02.7680 &gt; 172.16.248.12.62315: Flags [R.], seq 0, ack 1, win 0, length 0</text:p>
      <text:p text:style-name="P4">10:31:02.283496 IP 172.16.58.189.61725 &gt; selab-02.7680: Flags [S], seq 146677993, win 64240, options [mss 1460,nop,wscale 8,nop,nop,sackOK], length 0</text:p>
      <text:p text:style-name="P4">10:31:02.283557 IP selab-02.7680 &gt; 172.16.58.189.61725: Flags [R.], seq 0, ack 146677994, win 0, length 0</text:p>
      <text:p text:style-name="P4">10:31:02.314742 IP selab-02.56421 &gt; mpl-dc-adc01.manipal.edu.domain: 42625+ [1au] PTR? 189.58.16.172.in-addr.arpa. (55)</text:p>
      <text:p text:style-name="P4">10:31:02.342500 IP mpl-dc-adc01.manipal.edu.domain &gt; selab-02.56421: 42625 NXDomain 0/1/1 (114)</text:p>
      <text:p text:style-name="P4">10:31:02.342758 IP selab-02.56421 &gt; mpl-dc-adc01.manipal.edu.domain: 42625+ PTR? 189.58.16.172.in-addr.arpa. (44)</text:p>
      <text:p text:style-name="P4">10:31:02.343157 IP mpl-dc-adc01.manipal.edu.domain &gt; selab-02.56421: 42625 NXDomain 0/1/0 (103)</text:p>
      <text:p text:style-name="P4">10:31:02.799678 IP 172.16.58.189.61725 &gt; selab-02.7680: Flags [S], seq 146677993, win 64240, options [mss 1460,nop,wscale 8,nop,nop,sackOK], length 0</text:p>
      <text:p text:style-name="P4">10:31:02.799744 IP selab-02.7680 &gt; 172.16.58.189.61725: Flags [R.], seq 0, ack 1, win 0, length 0</text:p>
      <text:p text:style-name="P4">10:31:02.926042 IP selab-02.60384 &gt; vm-host-1.isis.poly.edu.telnet: Flags [S], seq 3463174211, win 64240, options [mss 1460,sackOK,TS val 2109926774 ecr 0,nop,wscale 7], length 0</text:p>
      <text:p text:style-name="P4">10:31:03.299570 IP 172.16.58.189.61725 &gt; selab-02.7680: Flags [S], seq 146677993, win 64240, options [mss 1460,nop,wscale 8,nop,nop,sackOK], length 0</text:p>
      <text:p text:style-name="P4">10:31:03.299631 IP selab-02.7680 &gt; 172.16.58.189.61725: Flags [R.], seq 0, ack 1, win 0, length 0</text:p>
      <text:p text:style-name="P4">10:31:03.815323 IP 172.16.58.189.61725 &gt; selab-02.7680: Flags [S], seq 146677993, win 64240, options [mss 1460,nop,wscale 8,nop,nop,sackOK], length 0</text:p>
      <text:p text:style-name="P4">10:31:03.815385 IP selab-02.7680 &gt; 172.16.58.189.61725: Flags [R.], seq 0, ack 1, win 0, length 0</text:p>
      <text:p text:style-name="P4">10:31:04.331035 IP 172.16.58.189.61725 &gt; selab-02.7680: Flags [S], seq 146677993, win 64240, options [mss 1460,nop,wscale 8,nop,nop,sackOK], length 0</text:p>
      <text:p text:style-name="P4">10:31:04.331097 IP selab-02.7680 &gt; 172.16.58.189.61725: Flags [R.], seq 0, ack 1, win 0, length 0</text:p>
      <text:p text:style-name="P4">10:31:05.020225 IP selab-02.55057 &gt; mpl-dc-adc01.manipal.edu.domain: 61895+ [1au] A? connectivity-check.ubuntu.com. (58)</text:p>
      <text:p text:style-name="P4">10:31:05.020652 IP mpl-dc-adc01.manipal.edu.domain &gt; selab-02.55057: 61895 9/0/1 A 35.232.111.17, A 91.189.91.48, A 91.189.91.49, A 185.125.190.17, A 185.125.190.18, A 185.125.190.48, A 185.125.190.49, A 34.122.121.32, A 35.224.170.84 (202)</text:p>
      <text:p text:style-name="P4"><text:soft-page-break/>10:31:05.022008 IP selab-02.46668 &gt; 17.111.232.35.bc.googleusercontent.com.http: Flags [S], seq 2980647742, win 64240, options [mss 1460,sackOK,TS val 3332414781 ecr 0,nop,wscale 7], length 0</text:p>
      <text:p text:style-name="P4">10:31:05.123474 IP selab-02.47929 &gt; mpl-dc-adc01.manipal.edu.domain: 41399+ [1au] PTR? 17.111.232.35.in-addr.arpa. (55)</text:p>
      <text:p text:style-name="P4">10:31:05.153860 IP mpl-dc-adc01.manipal.edu.domain &gt; selab-02.47929: 41399 1/0/1 PTR 17.111.232.35.bc.googleusercontent.com. (107)</text:p>
      <text:p text:style-name="P4">10:31:05.292734 IP 17.111.232.35.bc.googleusercontent.com.http &gt; selab-02.46668: Flags [S.], seq 2195466637, ack 2980647743, win 64768, options [mss 1412,sackOK,TS val 3112033360 ecr 3332414781,nop,wscale 7], length 0</text:p>
      <text:p text:style-name="P4">10:31:05.292808 IP selab-02.46668 &gt; 17.111.232.35.bc.googleusercontent.com.http: Flags [.], ack 1, win 502, options [nop,nop,TS val 3332415052 ecr 3112033360], length 0</text:p>
      <text:p text:style-name="P4">10:31:05.293005 IP selab-02.46668 &gt; 17.111.232.35.bc.googleusercontent.com.http: Flags [P.], seq 1:88, ack 1, win 502, options [nop,nop,TS val 3332415052 ecr 3112033360], length 87: HTTP: GET / HTTP/1.1</text:p>
      <text:p text:style-name="P4">10:31:05.293843 IP 17.111.232.35.bc.googleusercontent.com.http &gt; selab-02.46668: Flags [.], ack 88, win 506, length 0</text:p>
      <text:p text:style-name="P4">10:31:05.322487 IP lb-140-82-114-26-iad.github.com.https &gt; selab-02.42314: Flags [P.], seq 1984027259:1984027285, ack 675736051, win 70, options [nop,nop,TS val 3196058277 ecr 3468631124], length 26</text:p>
      <text:p text:style-name="P4">10:31:05.322749 IP selab-02.42314 &gt; lb-140-82-114-26-iad.github.com.https: Flags [P.], seq 1:31, ack 26, win 501, options [nop,nop,TS val 3468691125 ecr 3196058277], length 30</text:p>
      <text:p text:style-name="P4">10:31:05.556015 IP 17.111.232.35.bc.googleusercontent.com.http &gt; selab-02.46668: Flags [P.], seq 1:149, ack 88, win 508, options [nop,nop,TS val 3112033629 ecr 3332415052], length 148: HTTP: HTTP/1.1 204 No Content</text:p>
      <text:p text:style-name="P4">10:31:05.556083 IP selab-02.46668 &gt; 17.111.232.35.bc.googleusercontent.com.http: Flags [.], ack 149, win 501, options [nop,nop,TS val 3332415315 ecr 3112033629], length 0</text:p>
      <text:p text:style-name="P4">10:31:05.556275 IP selab-02.46668 &gt; 17.111.232.35.bc.googleusercontent.com.http: Flags [F.], seq 88, ack 149, win 501, options [nop,nop,TS val 3332415315 ecr 3112033629], length 0</text:p>
      <text:p text:style-name="P4">10:31:05.557269 IP 17.111.232.35.bc.googleusercontent.com.http &gt; selab-02.46668: Flags [F.], seq 149, ack 88, win 508, options [nop,nop,TS val 3112033630 ecr 3332415052], length 0</text:p>
      <text:p text:style-name="P4">10:31:05.557319 IP selab-02.46668 &gt; 17.111.232.35.bc.googleusercontent.com.http: Flags [.], ack 150, win 501, options [nop,nop,TS val 3332415316 ecr 3112033630], length 0</text:p>
      <text:p text:style-name="P4">10:31:05.562354 IP 17.111.232.35.bc.googleusercontent.com.http &gt; selab-02.46668: Flags [.], ack 88, win 508, options [nop,nop,TS val 3112033635 ecr 3332415052], length 0</text:p>
      <text:p text:style-name="P4">10:31:05.652727 IP lb-140-82-114-26-iad.github.com.https &gt; selab-02.42314: Flags [.], ack 31, win 70, options [nop,nop,TS val 3196058608 ecr 3468691125], length 0</text:p>
      <text:p text:style-name="P4"><text:soft-page-break/>10:31:05.817927 IP 17.111.232.35.bc.googleusercontent.com.http &gt; selab-02.46668: Flags [.], ack 89, win 508, options [nop,nop,TS val 3112033891 ecr 3332415315], length 0</text:p>
      <text:p text:style-name="P4">10:31:18.231518 IP 172.16.64.75.56582 &gt; selab-02.7680: Flags [S], seq 718727001, win 64240, options [mss 1460,nop,wscale 8,nop,nop,sackOK], length 0</text:p>
      <text:p text:style-name="P4">10:31:18.231579 IP selab-02.7680 &gt; 172.16.64.75.56582: Flags [R.], seq 0, ack 718727002, win 0, length 0</text:p>
      <text:p text:style-name="P4">10:31:18.234815 IP selab-02.41629 &gt; mpl-dc-adc01.manipal.edu.domain: 57710+ [1au] PTR? 75.64.16.172.in-addr.arpa. (54)</text:p>
      <text:p text:style-name="P4">10:31:18.235264 IP mpl-dc-adc01.manipal.edu.domain &gt; selab-02.41629: 57710 NXDomain 0/1/1 (113)</text:p>
      <text:p text:style-name="P4">10:31:18.235476 IP selab-02.41629 &gt; mpl-dc-adc01.manipal.edu.domain: 57710+ PTR? 75.64.16.172.in-addr.arpa. (43)</text:p>
      <text:p text:style-name="P4">10:31:18.235798 IP mpl-dc-adc01.manipal.edu.domain &gt; selab-02.41629: 57710 NXDomain 0/1/0 (102)</text:p>
      <text:p text:style-name="P4">10:31:18.745149 IP 172.16.64.75.56582 &gt; selab-02.7680: Flags [S], seq 718727001, win 64240, options [mss 1460,nop,wscale 8,nop,nop,sackOK], length 0</text:p>
      <text:p text:style-name="P4">10:31:18.745209 IP selab-02.7680 &gt; 172.16.64.75.56582: Flags [R.], seq 0, ack 1, win 0, length 0</text:p>
      <text:p text:style-name="P4">10:31:19.053984 IP selab-02.60384 &gt; vm-host-1.isis.poly.edu.telnet: Flags [S], seq 3463174211, win 64240, options [mss 1460,sackOK,TS val 2109942902 ecr 0,nop,wscale 7], length 0</text:p>
      <text:p text:style-name="P4">10:31:19.260697 IP 172.16.64.75.56582 &gt; selab-02.7680: Flags [S], seq 718727001, win 64240, options [mss 1460,nop,wscale 8,nop,nop,sackOK], length 0</text:p>
      <text:p text:style-name="P4">10:31:19.260760 IP selab-02.7680 &gt; 172.16.64.75.56582: Flags [R.], seq 0, ack 1, win 0, length 0</text:p>
      <text:p text:style-name="P4">10:31:19.776291 IP 172.16.64.75.56582 &gt; selab-02.7680: Flags [S], seq 718727001, win 64240, options [mss 1460,nop,wscale 8,nop,nop,sackOK], length 0</text:p>
      <text:p text:style-name="P4">10:31:19.776351 IP selab-02.7680 &gt; 172.16.64.75.56582: Flags [R.], seq 0, ack 1, win 0, length 0</text:p>
      <text:p text:style-name="P4">10:31:20.291740 IP 172.16.64.75.56582 &gt; selab-02.7680: Flags [S], seq 718727001, win 64240, options [mss 1460,nop,wscale 8,nop,nop,sackOK], length 0</text:p>
      <text:p text:style-name="P4">10:31:20.291801 IP selab-02.7680 &gt; 172.16.64.75.56582: Flags [R.], seq 0, ack 1, win 0, length 0</text:p>
      <text:p text:style-name="P4">10:31:41.601942 IP 172.16.55.151.58528 &gt; selab-02.7680: Flags [S], seq 1838822400, win 64240, options [mss 1460,nop,wscale 8,nop,nop,sackOK], length 0</text:p>
      <text:p text:style-name="P4">10:31:41.602012 IP selab-02.7680 &gt; 172.16.55.151.58528: Flags [R.], seq 0, ack 1838822401, win 0, length 0</text:p>
      <text:p text:style-name="P4">10:31:41.658739 IP selab-02.54866 &gt; mpl-dc-adc01.manipal.edu.domain: 44333+ [1au] PTR? 151.55.16.172.in-addr.arpa. (55)</text:p>
      <text:p text:style-name="P4">10:31:41.721834 IP mpl-dc-adc01.manipal.edu.domain &gt; selab-02.54866: 44333 NXDomain 0/1/1 (132)</text:p>
      <text:p text:style-name="P4"><text:soft-page-break/>10:31:41.722150 IP selab-02.54866 &gt; mpl-dc-adc01.manipal.edu.domain: 44333+ PTR? 151.55.16.172.in-addr.arpa. (44)</text:p>
      <text:p text:style-name="P4">10:31:41.722495 IP mpl-dc-adc01.manipal.edu.domain &gt; selab-02.54866: 44333 NXDomain 0/1/0 (121)</text:p>
      <text:p text:style-name="P4">10:31:42.116373 IP 172.16.55.151.58528 &gt; selab-02.7680: Flags [S], seq 1838822400, win 64240, options [mss 1460,nop,wscale 8,nop,nop,sackOK], length 0</text:p>
      <text:p text:style-name="P4">10:31:42.116430 IP selab-02.7680 &gt; 172.16.55.151.58528: Flags [R.], seq 0, ack 1, win 0, length 0</text:p>
      <text:p text:style-name="P4">10:31:42.617447 IP 172.16.55.151.58528 &gt; selab-02.7680: Flags [S], seq 1838822400, win 64240, options [mss 1460,nop,wscale 8,nop,nop,sackOK], length 0</text:p>
      <text:p text:style-name="P4">10:31:42.617510 IP selab-02.7680 &gt; 172.16.55.151.58528: Flags [R.], seq 0, ack 1, win 0, length 0</text:p>
      <text:p text:style-name="P4">10:31:43.120088 IP 172.16.55.151.58528 &gt; selab-02.7680: Flags [S], seq 1838822400, win 64240, options [mss 1460,nop,wscale 8,nop,nop,sackOK], length 0</text:p>
      <text:p text:style-name="P4">10:31:43.120150 IP selab-02.7680 &gt; 172.16.55.151.58528: Flags [R.], seq 0, ack 1, win 0, length 0</text:p>
      <text:p text:style-name="P4">10:31:43.635591 IP 172.16.55.151.58528 &gt; selab-02.7680: Flags [S], seq 1838822400, win 64240, options [mss 1460,nop,wscale 8,nop,nop,sackOK], length 0</text:p>
      <text:p text:style-name="P4">10:31:43.635653 IP selab-02.7680 &gt; 172.16.55.151.58528: Flags [R.], seq 0, ack 1, win 0, length 0</text:p>
      <text:p text:style-name="P10">10:31:46.702014 ARP, Request who-has _gateway tell selab-02, length 28</text:p>
      <text:p text:style-name="P10">10:31:46.703004 ARP, Reply _gateway is-at 00:00:0c:07:ac:30 (oui Cisco), length 46</text:p>
      <text:p text:style-name="P4">10:31:46.762713 IP selab-02.36673 &gt; mpl-dc-adc01.manipal.edu.domain: 5882+ [1au] PTR? 1.48.16.172.in-addr.arpa. (53)</text:p>
      <text:p text:style-name="P4">10:31:46.763154 IP mpl-dc-adc01.manipal.edu.domain &gt; selab-02.36673: 5882 NXDomain 0/1/1 (130)</text:p>
      <text:p text:style-name="P4">10:31:46.763376 IP selab-02.36673 &gt; mpl-dc-adc01.manipal.edu.domain: 5882+ PTR? 1.48.16.172.in-addr.arpa. (42)</text:p>
      <text:p text:style-name="P4"/>
      <text:p text:style-name="P3">3. Briefly explain the purposes of the following tcpdump expressions.</text:p>
      <text:p text:style-name="P3">a. tcpdump udp port 520</text:p>
      <text:p text:style-name="P3">b. tcpdump -x -s 120 ip proto 89</text:p>
      <text:p text:style-name="P3">c. tcpdump -x -s 70 host ip addr1 and (ip addr2 or ip addr3)</text:p>
      <text:p text:style-name="P3">d. tcpdump -x -s 70 host ip addr1 and not ip addr2</text:p>
      <text:p text:style-name="P3"/>
      <text:p text:style-name="P5">a. Capture all UDP traffic utilising port 520. <text:span text:style-name="T3">Can be used to monitor and analyse specific UDP network traffic.</text:span></text:p>
      <text:p text:style-name="P6">b. The purpose is to capture and display packets with IP protocol number 89.This can be used to analyse specific types of IP traffic, such as OSPF packets.</text:p>
      <text:p text:style-name="P6"><text:soft-page-break/>c. purpose is to capture and display packets that are being sent from or to <text:span text:style-name="T4">the host with</text:span> ip addr1, <text:span text:style-name="T4">and</text:span> either i<text:span text:style-name="T4">p addr2 or ip addr 3. This can be used to monitor the network traffic between specific hosts and analyse the communication.</text:span></text:p>
      <text:p text:style-name="P7">d. purpose is to capture and display packets that are being sent to or from the host with ip addr1 exculding the packets involving ip addr2. This can be used to filter out specific traffic, focusing only on necessary commun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solid" draw:fill-color="#3465a4" draw:opacity="47%"/>
      <style:text-properties style:font-name="Liberation Sans" fo:font-size="1pt"/>
    </style:style>
    <style:style style:name="Mgr1" style:family="graphic">
      <style:graphic-properties draw:stroke="none" draw:fill="solid" draw:fill-color="#3465a4" draw:opacity="47%" draw:auto-grow-height="false" draw:auto-grow-width="false" fo:min-height="3.81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3465a4" draw:opacity="47%" draw:auto-grow-height="false" draw:auto-grow-width="false" fo:min-height="2.558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3465a4" draw:opacity="47%" draw:auto-grow-height="false" draw:auto-grow-width="false" fo:min-height="4.038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7" draw:name="PowerPlusWaterMarkObject" draw:style-name="Mgr1" draw:text-style-name="MP1" svg:width="16.999cm" svg:height="3.813cm" draw:transform="rotate (0.785398163397448) translate (1.143cm 17.2615972222222cm)"><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8"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9"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10"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11" draw:name="PowerPlusWaterMarkObject" draw:style-name="Mgr2" draw:text-style-name="MP1" svg:width="11.399cm" svg:height="2.557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12"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13" draw:name="PowerPlusWaterMarkObject" draw:style-name="Mgr3" draw:text-style-name="MP1" svg:width="17.999cm" svg:height="4.037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14"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15"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16"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09:47:29.041539095</meta:creation-date>
    <dc:date>2023-08-25T10:58:54.749962633</dc:date>
    <meta:editing-duration>PT10M23S</meta:editing-duration>
    <meta:editing-cycles>2</meta:editing-cycles>
    <meta:generator>LibreOffice/7.3.7.2$Linux_X86_64 LibreOffice_project/30$Build-2</meta:generator>
    <meta:document-statistic meta:table-count="0" meta:image-count="0" meta:object-count="0" meta:page-count="8" meta:paragraph-count="139" meta:word-count="2012" meta:character-count="16493" meta:non-whitespace-character-count="14619"/>
  </office:meta>
</office:document-meta>
</file>